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954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2.144cm" fo:min-width="5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0.1cm"/>
    </style:style>
    <style:style style:name="gr6" style:family="graphic" style:parent-style-name="standard">
      <style:graphic-properties draw:textarea-horizontal-align="justify" draw:textarea-vertical-align="middle" draw:auto-grow-height="false" fo:min-height="1.388cm" fo:min-width="6.112cm"/>
    </style:style>
    <style:style style:name="gr7" style:family="graphic" style:parent-style-name="standard">
      <style:graphic-properties draw:textarea-horizontal-align="justify" draw:textarea-vertical-align="middle" draw:auto-grow-height="false" fo:min-height="0.67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2cm" svg:height="3.1cm" svg:x="5.4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1cm" svg:height="3.5cm" svg:x="5.7cm" svg:y="5.8cm">
          <text:p text:style-name="P1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9.2cm" svg:height="3.8cm" svg:x="3.9cm" svg:y="12.1cm">
          <text:p text:style-name="P1">POBIERZ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9.5cm" svg:y1="5.7cm" svg:x2="11.6cm" svg:y2="8.1cm">
          <text:p/>
        </draw:line>
        <draw:line draw:style-name="gr4" draw:text-style-name="P2" draw:layer="layout" svg:x1="9.3cm" svg:y1="9.4cm" svg:x2="9.2cm" svg:y2="12.1cm">
          <text:p/>
        </draw:line>
        <draw:custom-shape draw:style-name="gr5" draw:text-style-name="P1" draw:layer="layout" svg:width="10.6cm" svg:height="4cm" svg:x="2.2cm" svg:y="17.7cm">
          <text:p text:style-name="P1">SUMA = A + B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cm" svg:y1="15.9cm" svg:x2="7.1cm" svg:y2="17.7cm">
          <text:p/>
        </draw:line>
        <draw:custom-shape draw:style-name="gr6" draw:text-style-name="P1" draw:layer="layout" svg:width="10.5cm" svg:height="2.6cm" svg:x="2.3cm" svg:y="22.3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8cm" svg:height="1.3cm" svg:x="3.6cm" svg:y="25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5cm" svg:y1="21.5cm" svg:x2="7.6cm" svg:y2="22.3cm">
          <text:p/>
        </draw:line>
        <draw:line draw:style-name="gr4" draw:text-style-name="P2" draw:layer="layout" svg:x1="7.5cm" svg:y1="24.8cm" svg:x2="6.2cm" svg:y2="2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6:15.970914956</meta:creation-date>
    <dc:date>2019-11-06T08:03:52.879393214</dc:date>
    <meta:editing-duration>PT15M35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